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c2a" officeooo:paragraph-rsid="001a1c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 (Pdni, Nombre, PrApellido, N.SgApellido, Teléfono, email, U.NSS)</text:p>
      <text:p text:style-name="P1">Usuario (P.id_usuario, )</text:p>
      <text:p text:style-name="P1">Rol (P.id_rol, PKFK.id_agente, rol, detalles, fecha_comienzo, N.fecha_finalizacion, FK_idReporte, FK_idAnomalia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11:06:02.148553400</meta:creation-date>
    <dc:date>2026-04-21T11:18:00.431360700</dc:date>
    <meta:editing-duration>PT1M39S</meta:editing-duration>
    <meta:editing-cycles>1</meta:editing-cycles>
    <meta:document-statistic meta:table-count="0" meta:image-count="0" meta:object-count="0" meta:page-count="1" meta:paragraph-count="3" meta:word-count="20" meta:character-count="208" meta:non-whitespace-character-count="191"/>
    <meta:generator>LibreOffice/25.8.1.1$Windows_X86_64 LibreOffice_project/54047653041915e595ad4e45cccea684809c77b5</meta:generator>
  </office:meta>
</office:document-meta>
</file>